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6ab31" officeooo:paragraph-rsid="0016ab31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6ab31" officeooo:paragraph-rsid="0016ab3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988a3" officeooo:paragraph-rsid="001988a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6ab31" officeooo:paragraph-rsid="0016ab3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88a3" officeooo:paragraph-rsid="001ab7e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988a3" officeooo:paragraph-rsid="001988a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ab7e2" officeooo:paragraph-rsid="001ab7e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988a3" officeooo:paragraph-rsid="001988a3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bold" officeooo:rsid="001988a3" officeooo:paragraph-rsid="001988a3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2pt" fo:font-weight="normal" officeooo:rsid="001988a3" officeooo:paragraph-rsid="001ab7e2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2pt" fo:font-weight="normal" officeooo:rsid="001ab7e2" officeooo:paragraph-rsid="001ab7e2" style:font-size-asian="10.5pt" style:font-weight-asian="normal" style:font-size-complex="12pt" style:font-weight-complex="normal"/>
    </style:style>
    <style:style style:name="P12" style:family="paragraph" style:parent-style-name="Heading_20_3">
      <style:paragraph-properties fo:text-align="start" style:justify-single-word="false"/>
      <style:text-properties fo:font-size="16pt" fo:font-weight="bold" officeooo:rsid="001988a3" officeooo:paragraph-rsid="001ab7e2" style:font-size-asian="16pt" style:font-weight-asian="bold" style:font-size-complex="16pt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fo:font-size="12pt" fo:font-weight="normal" officeooo:rsid="001ab7e2" officeooo:paragraph-rsid="001ab7e2" style:font-size-asian="10.5pt" style:font-weight-asian="normal" style:font-size-complex="12pt" style:font-weight-complex="normal"/>
    </style:style>
    <style:style style:name="P14" style:family="paragraph" style:parent-style-name="Preformatted_20_Text">
      <style:paragraph-properties fo:margin-top="0in" fo:margin-bottom="0.1965in" loext:contextual-spacing="false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1988a3" officeooo:paragraph-rsid="001988a3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1e2d6d" officeooo:paragraph-rsid="001e2d6d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23259b" officeooo:paragraph-rsid="0023259b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988a3" officeooo:paragraph-rsid="001988a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e2d6d" officeooo:paragraph-rsid="001e2d6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e2d6d" officeooo:paragraph-rsid="001e403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3259b" officeooo:paragraph-rsid="0023259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e2d6d" officeooo:paragraph-rsid="001e2d6d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6pt" fo:font-weight="bold" officeooo:rsid="001e2d6d" officeooo:paragraph-rsid="001e4036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size="12pt" fo:font-weight="bold" officeooo:rsid="00237517" officeooo:paragraph-rsid="00237517" style:font-size-asian="10.5pt" style:font-weight-asian="bold" style:font-size-complex="12pt" style:font-weight-complex="bold"/>
    </style:style>
    <style:style style:name="P25" style:family="paragraph" style:parent-style-name="Text_20_body">
      <style:paragraph-properties fo:text-align="start" style:justify-single-word="false"/>
      <style:text-properties fo:font-size="12pt" fo:font-weight="normal" officeooo:rsid="001e2d6d" officeooo:paragraph-rsid="001e4036" style:font-size-asian="10.5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size="12pt" fo:font-weight="normal" officeooo:rsid="001e2d6d" officeooo:paragraph-rsid="001e4036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size="12pt" fo:font-weight="normal" officeooo:rsid="0023259b" officeooo:paragraph-rsid="0023259b" style:font-size-asian="12pt" style:font-weight-asian="normal" style:font-size-complex="12pt" style:font-weight-complex="normal"/>
    </style:style>
    <style:style style:name="P28" style:family="paragraph" style:parent-style-name="Heading_20_3">
      <style:paragraph-properties fo:text-align="start" style:justify-single-word="false"/>
      <style:text-properties fo:font-size="16pt" fo:font-weight="bold" officeooo:rsid="001e2d6d" officeooo:paragraph-rsid="001e4036" style:font-size-asian="16pt" style:font-weight-asian="bold" style:font-size-complex="16pt" style:font-weight-complex="bold"/>
    </style:style>
    <style:style style:name="P29" style:family="paragraph" style:parent-style-name="Heading_20_2">
      <style:paragraph-properties fo:text-align="start" style:justify-single-word="false"/>
      <style:text-properties fo:font-size="16pt" fo:font-weight="bold" officeooo:rsid="001e2d6d" officeooo:paragraph-rsid="001e4036" style:font-size-asian="16pt" style:font-weight-asian="bold" style:font-size-complex="16pt" style:font-weight-complex="bold"/>
    </style:style>
    <style:style style:name="P30" style:family="paragraph" style:parent-style-name="Heading_20_2">
      <style:paragraph-properties fo:text-align="start" style:justify-single-word="false"/>
      <style:text-properties fo:font-size="16pt" fo:font-weight="bold" officeooo:rsid="0023259b" officeooo:paragraph-rsid="0023259b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b7e2"/>
    </style:style>
    <style:style style:name="T3" style:family="text">
      <style:text-properties officeooo:rsid="001d1231"/>
    </style:style>
    <style:style style:name="T4" style:family="text">
      <style:text-properties officeooo:rsid="001e2d6d"/>
    </style:style>
    <style:style style:name="T5" style:family="text">
      <style:text-properties officeooo:rsid="001e4036"/>
    </style:style>
    <style:style style:name="T6" style:family="text">
      <style:text-properties officeooo:rsid="001f2223"/>
    </style:style>
    <style:style style:name="T7" style:family="text">
      <style:text-properties officeooo:rsid="001fbcca"/>
    </style:style>
    <style:style style:name="T8" style:family="text">
      <style:text-properties officeooo:rsid="00206da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 NumPy</text:p>
      <text:p text:style-name="P2"/>
      <text:p text:style-name="P4"><text:span text:style-name="T1">Importowanie biblioteki jako np.</text:span>:</text:p>
      <text:p text:style-name="P4"/>
      <text:p text:style-name="P4">import numpy as np</text:p>
      <text:p text:style-name="P4"/>
      <text:p text:style-name="P8">Metody: </text:p>
      <text:p text:style-name="P8"/>
      <text:p text:style-name="P8">Creating NumPy Arrays:</text:p>
      <text:p text:style-name="P6"/>
      <text:p text:style-name="P7">Tworzenie listy: </text:p>
      <text:p text:style-name="P7"/>
      <text:p text:style-name="P6">my_list = [1,2,3]</text:p>
      <text:p text:style-name="P6">my_list</text:p>
      <text:p text:style-name="P6"/>
      <text:p text:style-name="P7">Tworzenie macierzy: </text:p>
      <text:p text:style-name="P7"/>
      <text:p text:style-name="P7">my_matrix = [[1,2,3],[4,5,6],[7,8,9]]</text:p>
      <text:p text:style-name="P7">my_matrix</text:p>
      <text:p text:style-name="P7"/>
      <text:p text:style-name="P7">Wypisanie macierzy w odpowiedni sposób:</text:p>
      <text:p text:style-name="P7"/>
      <text:p text:style-name="P7">np.array(my_matrix)</text:p>
      <text:p text:style-name="P7"/>
      <text:p text:style-name="P7">czyli:</text:p>
      <text:p text:style-name="P7"/>
      <text:p text:style-name="P13">array([[1, 2, 3],</text:p>
      <text:p text:style-name="Preformatted_20_Text"><text:s text:c="7"/>[4, 5, 6],</text:p>
      <text:p text:style-name="P14"><text:s text:c="7"/>[7, 8, 9]])</text:p>
      <text:p text:style-name="P9">Arange:</text:p>
      <text:p text:style-name="P3"/>
      <text:p text:style-name="P5">wypisuje listę: <text:s/></text:p>
      <text:p text:style-name="P5"/>
      <text:p text:style-name="P5">np.arange(0,10) – <text:span text:style-name="T2">wypisuje listę od 0 do 9</text:span></text:p>
      <text:p text:style-name="P5"/>
      <text:p text:style-name="P5">np.arange(0,11,2) – <text:span text:style-name="T2">wypisuje listę od 0 do 10 co 2</text:span></text:p>
      <text:p text:style-name="P5"/>
      <text:h text:style-name="P12" text:outline-level="3"><text:span text:style-name="T2">Z</text:span>eros and ones:</text:h>
      <text:p text:style-name="P10">np.zeros(3) – <text:span text:style-name="T2">wypisanie listy z 3 zerami</text:span></text:p>
      <text:p text:style-name="P11">np.zeros(5,5) – wypisanie macierzy 5 na 5 z samymi zerami</text:p>
      <text:p text:style-name="P11">np.ones(3) - wypisanie listy z 3 jedynkami</text:p>
      <text:p text:style-name="P5">np.ones((3,3)) - <text:span text:style-name="T2">wypisanie macierzy 3 na 3 z samymi jedynkami</text:span></text:p>
      <text:p text:style-name="P5"/>
      <text:p text:style-name="P5"/>
      <text:p text:style-name="P5"/>
      <text:p text:style-name="P5"/>
      <text:p text:style-name="P3"><text:soft-page-break/></text:p>
      <text:p text:style-name="P9"><text:span text:style-name="T3">L</text:span>inspace: </text:p>
      <text:p text:style-name="P9"/>
      <text:p text:style-name="P6">np.linspace(0,10,3) – <text:span text:style-name="T4">wypisuje 3 liczby od 0 do 10, mieszczące się w równych przedziałach</text:span></text:p>
      <text:p text:style-name="P6"/>
      <text:p text:style-name="P16">Eye:</text:p>
      <text:p text:style-name="P16"/>
      <text:p text:style-name="P22">np.eye(4) – wypisuje macierz jednostkową </text:p>
      <text:p text:style-name="P22"/>
      <text:p text:style-name="P22"/>
      <text:p text:style-name="P16">Random:</text:p>
      <text:p text:style-name="P16"/>
      <text:p text:style-name="P19">np.random.rand(2) – <text:span text:style-name="T5">dwie ldowolne liczby z przedziału [0,1]</text:span></text:p>
      <text:p text:style-name="P19"/>
      <text:p text:style-name="P20">np.random.rand(5,5) – <text:span text:style-name="T5">tworzy macierz 5 na 5 z dowolnych liczb przedziału [0,1]</text:span></text:p>
      <text:p text:style-name="P20"/>
      <text:p text:style-name="P20">np.random.randn(2) - <text:span text:style-name="T5">dwie ldowolne liczby z przedziału [-1,1]</text:span></text:p>
      <text:p text:style-name="P20"/>
      <text:p text:style-name="P20">np.random.randn(5,5) - <text:span text:style-name="T5">tworzy macierz 5 na 5 z dowolnych liczb przedziału [5,5]</text:span></text:p>
      <text:p text:style-name="P20"/>
      <text:p text:style-name="P20">np.random.randint(1,100) – <text:span text:style-name="T5">liczba z przedziału od 1 do 100</text:span></text:p>
      <text:p text:style-name="P20"/>
      <text:p text:style-name="P20">np.random.randint(1,100,10) – <text:span text:style-name="T6">zbiór 10 liczb od 1 do 100</text:span></text:p>
      <text:p text:style-name="P20"/>
      <text:h text:style-name="P29" text:outline-level="2">Reshape</text:h>
      <text:p text:style-name="P25">arr.reshape(5,5) – <text:span text:style-name="T6">macierz 5 na 5 wypisuje od 0 do 24</text:span></text:p>
      <text:h text:style-name="P28" text:outline-level="3">arr.dtype – <text:span text:style-name="T6">wypisuje jaki to obiekt</text:span></text:h>
      <text:p text:style-name="P23">Broadcasting</text:p>
      <text:p text:style-name="P26">arr[0:5]=100 – <text:span text:style-name="T7">przypisuje do listy 100 od 0 <text:s/>do 5</text:span></text:p>
      <text:p text:style-name="P26">arr_copy = arr.copy() - <text:span text:style-name="T8">przekopiowuje całą listę do drugiej</text:span></text:p>
      <text:h text:style-name="P29" text:outline-level="2"><text:bookmark text:name="Indexing-a-2D-array-(matrices)"/>Indexing a 2D array</text:h>
      <text:p text:style-name="P25"/>
      <text:p text:style-name="P20">arr_2d = np.array(([5,10,15],[20,25,30],[35,40,45])) 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28" text:outline-level="3"><text:bookmark text:name="Fancy-Indexing"/><text:soft-page-break/>Fancy Indexing: </text:h>
      <text:p text:style-name="P26">arr2d = np.zeros((10,10))</text:p>
      <text:p text:style-name="P26">for i in range(arr_length):</text:p>
      <text:p text:style-name="P26"><text:s text:c="4"/>arr2d[i] = i</text:p>
      <text:p text:style-name="P27">Wypisuje macierz w której każdy poziom ma ten sam numer<text:line-break/></text:p>
      <text:p text:style-name="P17">Selection</text:p>
      <text:p text:style-name="P17"/>
      <text:p text:style-name="P21">arr &gt; 4 <text:s/>: false, True </text:p>
      <text:p text:style-name="P21"/>
      <text:p text:style-name="P21">arr[arr&gt;2] : wypisuje liczby </text:p>
      <text:p text:style-name="P21"/>
      <text:h text:style-name="P30" text:outline-level="2"><text:bookmark text:name="Arithmetic"/>Arithmetic</text:h>
      <text:p text:style-name="P24">Można dodawać do siebie listy, mnożyć, odejmować i dzielić w NumPy</text:p>
      <text:p text:style-name="P24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9:27:29.171904780</meta:creation-date>
    <meta:editing-duration>PT30M31S</meta:editing-duration>
    <meta:editing-cycles>7</meta:editing-cycles>
    <meta:generator>LibreOffice/6.0.7.3$Linux_X86_64 LibreOffice_project/00m0$Build-3</meta:generator>
    <dc:date>2020-03-31T14:49:11.676389554</dc:date>
    <meta:document-statistic meta:table-count="0" meta:image-count="0" meta:object-count="0" meta:page-count="3" meta:paragraph-count="55" meta:word-count="257" meta:character-count="1752" meta:non-whitespace-character-count="1505"/>
  </office:meta>
</office:document-meta>
</file>